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4pt" fo:language="fr" fo:country="CA" officeooo:paragraph-rsid="001949f9" style:font-size-asian="14pt" style:font-size-complex="14pt"/>
    </style:style>
    <style:style style:name="P2" style:family="paragraph" style:parent-style-name="Standard">
      <style:text-properties fo:font-size="14pt" officeooo:paragraph-rsid="001949f9" style:font-size-asian="14pt" style:font-size-complex="14pt"/>
    </style:style>
    <style:style style:name="P3" style:family="paragraph" style:parent-style-name="Standard" style:list-style-name="WWNum1">
      <style:paragraph-properties fo:margin-left="0.953cm" fo:margin-right="0cm" fo:text-indent="-0.635cm" style:auto-text-indent="false" style:vertical-align="middle"/>
      <style:text-properties officeooo:paragraph-rsid="001949f9"/>
    </style:style>
    <style:style style:name="P4" style:family="paragraph" style:parent-style-name="Standard">
      <style:paragraph-properties fo:margin-left="0.953cm" fo:margin-right="0cm" fo:text-indent="0cm" style:auto-text-indent="false" style:vertical-align="middle"/>
      <style:text-properties officeooo:paragraph-rsid="001949f9"/>
    </style:style>
    <style:style style:name="P5" style:family="paragraph" style:parent-style-name="Standard">
      <style:paragraph-properties style:vertical-align="middle"/>
      <style:text-properties officeooo:paragraph-rsid="001949f9"/>
    </style:style>
    <style:style style:name="P6" style:family="paragraph" style:parent-style-name="Standard">
      <style:paragraph-properties style:vertical-align="middle"/>
      <style:text-properties style:font-name="Calibri" fo:language="fr" fo:country="CA" officeooo:paragraph-rsid="001949f9" style:font-name-asian="Times New Roman" style:language-asian="fr" style:country-asian="CA" style:font-name-complex="Calibri1"/>
    </style:style>
    <style:style style:name="P7" style:family="paragraph" style:parent-style-name="Standard">
      <style:text-properties style:font-name="Calibri" fo:language="fr" fo:country="CA" officeooo:paragraph-rsid="001949f9" style:font-name-asian="Times New Roman" style:language-asian="fr" style:country-asian="CA" style:font-name-complex="Calibri1"/>
    </style:style>
    <style:style style:name="P8" style:family="paragraph" style:parent-style-name="Standard">
      <style:paragraph-properties fo:margin-left="0.953cm" fo:margin-right="0cm" fo:text-indent="0cm" style:auto-text-indent="false"/>
      <style:text-properties style:font-name="Calibri" fo:language="fr" fo:country="CA" officeooo:paragraph-rsid="001949f9" style:font-name-asian="Times New Roman" style:language-asian="fr" style:country-asian="CA" style:font-name-complex="Calibri1"/>
    </style:style>
    <style:style style:name="P9" style:family="paragraph" style:parent-style-name="Standard">
      <style:paragraph-properties fo:margin-left="0cm" fo:margin-right="0cm" fo:text-indent="0.953cm" style:auto-text-indent="false"/>
      <style:text-properties style:font-name="Calibri" fo:language="fr" fo:country="CA" officeooo:paragraph-rsid="001949f9" style:font-name-asian="Times New Roman" style:language-asian="fr" style:country-asian="CA" style:font-name-complex="Calibri1"/>
    </style:style>
    <style:style style:name="P10" style:family="paragraph" style:parent-style-name="Standard">
      <style:paragraph-properties fo:margin-left="0.953cm" fo:margin-right="0cm" fo:text-indent="0cm" style:auto-text-indent="false"/>
      <style:text-properties style:font-name="Calibri" fo:font-size="10pt" fo:language="fr" fo:country="CA" officeooo:paragraph-rsid="001949f9" style:font-name-asian="Times New Roman" style:font-size-asian="10pt" style:language-asian="fr" style:country-asian="CA" style:font-name-complex="Calibri1" style:font-size-complex="10pt"/>
    </style:style>
    <style:style style:name="P11" style:family="paragraph" style:parent-style-name="Standard" style:list-style-name="WWNum2">
      <style:paragraph-properties fo:margin-left="0.953cm" fo:margin-right="0cm" fo:text-indent="-0.635cm" style:auto-text-indent="false" style:vertical-align="middle"/>
      <style:text-properties officeooo:paragraph-rsid="001949f9"/>
    </style:style>
    <style:style style:name="P12" style:family="paragraph" style:parent-style-name="Standard" style:list-style-name="WWNum3">
      <style:paragraph-properties fo:margin-left="0.953cm" fo:margin-right="0cm" fo:text-indent="-0.635cm" style:auto-text-indent="false" style:vertical-align="middle"/>
      <style:text-properties officeooo:paragraph-rsid="001949f9"/>
    </style:style>
    <style:style style:name="P13" style:family="paragraph" style:parent-style-name="Standard" style:list-style-name="WWNum4">
      <style:paragraph-properties fo:margin-left="0.953cm" fo:margin-right="0cm" fo:text-indent="-0.635cm" style:auto-text-indent="false" style:vertical-align="middle"/>
      <style:text-properties officeooo:paragraph-rsid="001949f9"/>
    </style:style>
    <style:style style:name="P14" style:family="paragraph" style:parent-style-name="Standard">
      <style:paragraph-properties fo:margin-left="0.953cm" fo:margin-right="0cm" fo:text-indent="0cm" style:auto-text-indent="false"/>
      <style:text-properties fo:color="#ff0000" loext:opacity="100%" style:font-name="Calibri" fo:language="fr" fo:country="CA" officeooo:paragraph-rsid="001949f9" style:font-name-asian="Times New Roman" style:language-asian="fr" style:country-asian="CA" style:font-name-complex="Calibri1"/>
    </style:style>
    <style:style style:name="P15" style:family="paragraph" style:parent-style-name="Standard">
      <style:paragraph-properties fo:margin-left="0.953cm" fo:margin-right="0cm" fo:text-indent="0cm" style:auto-text-indent="false"/>
      <style:text-properties fo:color="#00b0f0" loext:opacity="100%" style:font-name="Calibri" fo:language="fr" fo:country="CA" officeooo:paragraph-rsid="001949f9" style:font-name-asian="Times New Roman" style:language-asian="fr" style:country-asian="CA" style:font-name-complex="Calibri1"/>
    </style:style>
    <style:style style:name="P16" style:family="paragraph" style:parent-style-name="Standard">
      <style:text-properties officeooo:paragraph-rsid="001949f9"/>
    </style:style>
    <style:style style:name="P17" style:family="paragraph" style:parent-style-name="Standard">
      <style:paragraph-properties fo:margin-left="0.953cm" fo:margin-right="0cm" fo:text-indent="0cm" style:auto-text-indent="false"/>
      <style:text-properties officeooo:paragraph-rsid="001949f9"/>
    </style:style>
    <style:style style:name="P18" style:family="paragraph" style:parent-style-name="Standard">
      <style:paragraph-properties fo:margin-left="0cm" fo:margin-right="0cm" fo:text-indent="0.953cm" style:auto-text-indent="false"/>
      <style:text-properties officeooo:paragraph-rsid="001949f9"/>
    </style:style>
    <style:style style:name="P19" style:family="paragraph" style:parent-style-name="Standard">
      <style:paragraph-properties fo:margin-left="1.905cm" fo:margin-right="0cm" fo:text-indent="0cm" style:auto-text-indent="false"/>
      <style:text-properties officeooo:paragraph-rsid="001949f9"/>
    </style:style>
    <style:style style:name="T1" style:family="text">
      <style:text-properties fo:font-size="14pt" fo:language="fr" fo:country="CA" style:font-size-asian="14pt" style:font-size-complex="14pt"/>
    </style:style>
    <style:style style:name="T2" style:family="text">
      <style:text-properties fo:font-size="14pt" style:font-size-asian="14pt" style:font-size-complex="14pt"/>
    </style:style>
    <style:style style:name="T3" style:family="text">
      <style:text-properties style:font-name="Calibri" fo:language="fr" fo:country="CA" style:font-name-asian="Times New Roman" style:language-asian="fr" style:country-asian="CA" style:font-name-complex="Calibri1"/>
    </style:style>
    <style:style style:name="T4" style:family="text">
      <style:text-properties style:font-name="Calibri" fo:font-size="10pt" fo:language="fr" fo:country="CA" style:font-name-asian="Times New Roman" style:font-size-asian="10pt" style:language-asian="fr" style:country-asian="CA" style:font-name-complex="Calibri1" style:font-size-complex="10pt"/>
    </style:style>
    <style:style style:name="T5" style:family="text">
      <style:text-properties fo:color="#ff0000" loext:opacity="100%" style:font-name="Calibri" fo:language="fr" fo:country="CA" style:font-name-asian="Times New Roman" style:language-asian="fr" style:country-asian="CA" style:font-name-complex="Calibri1"/>
    </style:style>
    <style:style style:name="T6" style:family="text">
      <style:text-properties fo:color="#fa0000" loext:opacity="100%" style:font-name="Calibri" fo:language="fr" fo:country="CA" style:font-name-asian="Times New Roman" style:language-asian="fr" style:country-asian="CA" style:font-name-complex="Calibri1"/>
    </style:style>
    <style:style style:name="T7" style:family="text">
      <style:text-properties fo:color="#00b0f0" loext:opacity="100%" style:font-name="Calibri" fo:language="fr" fo:country="CA" style:font-name-asian="Times New Roman" style:language-asian="fr" style:country-asian="CA"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7) MÉTHODE DE TÉLÉCHARGEMENT : DÉMARCHE PERSONNELLE</text:span></text:p>
      <text:p text:style-name="P1"/>
      <text:p text:style-name="P16"><text:span text:style-name="T1">VOICI LA SÉQUENCE QUE J’AI SUIVIE</text:span></text:p>
      <text:p text:style-name="P16"><text:span text:style-name="T2">Source : </text:span><text:a xlink:type="simple" xlink:href="https://linuxconfig.org/howto-mount-usb-drive-in-linux?msclkid=d56aea21b68f11ec93e84965e2dd3774" text:style-name="Internet_20_link" text:visited-style-name="Visited_20_Internet_20_Link"><text:span text:style-name="Internet_20_link">Howto mount USB drive in Linux - Mount command usage example (linuxconfig.org)</text:span></text:a></text:p>
      <text:p text:style-name="P2"/>
      <text:list xml:id="list856208570" text:style-name="WWNum1">
        <text:list-item text:start-value="1">
          <text:p text:style-name="P3"><text:span text:style-name="T3">Détecter la clé usb afin de connaître son nom.</text:span></text:p>
        </text:list-item>
      </text:list>
      <text:p text:style-name="P4"><text:span text:style-name="T5">Cette étape s’est déroulée sans problème.</text:span></text:p>
      <text:p text:style-name="P6"/>
      <text:p text:style-name="P17"><text:span text:style-name="T3">cmd : $ sudo fdisk -l </text:span></text:p>
      <text:p text:style-name="P17"><text:span text:style-name="T3"> </text:span></text:p>
      <text:p text:style-name="P17"><text:span text:style-name="T3">Name de la clé : /dev/sdb1</text:span></text:p>
      <text:p text:style-name="P17"><text:span text:style-name="T3">Size <text:s text:c="20"/>: 57.3 Go -&gt; 64 Go</text:span></text:p>
      <text:p text:style-name="P17"><text:span text:style-name="T3">Type <text:s text:c="18"/>: FAT32</text:span></text:p>
      <text:p text:style-name="P17"><text:span text:style-name="T3"> </text:span></text:p>
      <text:list xml:id="list1529965504" text:style-name="WWNum2">
        <text:list-item text:start-value="2">
          <text:p text:style-name="P11"><text:span text:style-name="T3">Créer un point de montage où la clé usb va se connecter. Créer un dossier vide.</text:span></text:p>
        </text:list-item>
      </text:list>
      <text:p text:style-name="P5"><text:span text:style-name="T5"><text:s text:c="10"/></text:span><text:span text:style-name="T3">Le lieu de création du point de montage peut varier selon les besoins.</text:span></text:p>
      <text:p text:style-name="P5"><text:span text:style-name="T5"><text:s text:c="11"/>Cette étape s’est déroulée sans problème.</text:span></text:p>
      <text:p text:style-name="P7"/>
      <text:p text:style-name="P17"><text:span text:style-name="T3"><text:s text:c="7"/>$ mkdir <text:s/>/chemin absolu</text:span></text:p>
      <text:p text:style-name="P17"><text:span text:style-name="T3">ex : $ mkdir /home/emmanuel/document </text:span></text:p>
      <text:p text:style-name="P17"><text:span text:style-name="T3"> </text:span></text:p>
      <text:list xml:id="list2816792113" text:style-name="WWNum3">
        <text:list-item text:start-value="3">
          <text:p text:style-name="P12"><text:span text:style-name="T3"><text:s/>Monter la clé USB : Cette étape fait le pont entre le nom de la clé et le point de montage.</text:span></text:p>
        </text:list-item>
      </text:list>
      <text:p text:style-name="P17"><text:span text:style-name="T5">J’ai rencontré une seule embûche. J’ai dû débrancher la clé USB pour une raison quelconque. Après l’avoir rebranché, le nom de la clé avait changé et je ne le savais pas. Donc ma tentative de montage échouait.</text:span></text:p>
      <text:p text:style-name="P8"/>
      <text:p text:style-name="P17"><text:span text:style-name="T3">$ mount /dev/sdb1 <text:s/>/home/emmanuel/document</text:span></text:p>
      <text:p text:style-name="P17"><text:span text:style-name="T3"> </text:span></text:p>
      <text:list xml:id="list928222451" text:style-name="WWNum4">
        <text:list-item text:start-value="4">
          <text:p text:style-name="P13"><text:span text:style-name="T3">S'assurer que la clé est bien montée</text:span></text:p>
        </text:list-item>
      </text:list>
      <text:p text:style-name="P18"><text:span text:style-name="T5">Cette étape s’est déroulée5 sans problème.</text:span><text:span text:style-name="T3"> </text:span></text:p>
      <text:p text:style-name="P9"/>
      <text:p text:style-name="P17"><text:span text:style-name="T3">$ mount | grep sdb1</text:span></text:p>
      <text:p text:style-name="P17"><text:span text:style-name="T3">résultat attendu : <text:s/>/dev/sdb1 on /home/emmanuel/document …</text:span></text:p>
      <text:p text:style-name="P17"><text:span text:style-name="T3"> </text:span></text:p>
      <text:p text:style-name="P16"><text:span text:style-name="T3"><text:s text:c="2"/>5) <text:s text:c="3"/>Pour démonter la clé USB</text:span></text:p>
      <text:p text:style-name="P16"><text:span text:style-name="T3"><text:s text:c="10"/></text:span><text:span text:style-name="T5">Cette étape n’a pas été nécessaire.</text:span></text:p>
      <text:p text:style-name="P16"><text:span text:style-name="T3"> </text:span></text:p>
      <text:p text:style-name="P17"><text:span text:style-name="T3">$ umount /dev/sdb1</text:span></text:p>
      <text:p text:style-name="P8"/>
      <text:p text:style-name="P16"><text:span text:style-name="T3">6) <text:s text:c="3"/>Pour monter de façon permanente la clé USB, rajouter dans le fichier de configuration </text:span></text:p>
      <text:p text:style-name="P16"><text:span text:style-name="T3"><text:s text:c="7"/>/etc/fstab la ligne suivante : <text:s/></text:span></text:p>
      <text:p text:style-name="P7"/>
      <text:p text:style-name="P16"><text:span text:style-name="T3"><text:s text:c="8"/>N.B. fstab est un fichier.txt</text:span></text:p>
      <text:p text:style-name="P19"><text:span text:style-name="T3"> </text:span></text:p>
      <text:p text:style-name="P16"><text:span text:style-name="T6"><text:s text:c="8"/>$ sudo nano fstab</text:span></text:p>
      <text:p text:style-name="P19"><text:soft-page-break/><text:span text:style-name="T3"> </text:span></text:p>
      <text:p text:style-name="P17"><text:span text:style-name="T4">/dev/sdb1 <text:s text:c="6"/>/home/emmanuel/document <text:s text:c="10"/>vfat <text:s text:c="3"/>defaults <text:s text:c="7"/>0 <text:s text:c="6"/>0</text:span></text:p>
      <text:p text:style-name="P10"/>
      <text:p text:style-name="P10"/>
      <text:p text:style-name="P17"><text:span text:style-name="T5">Après la réalisation de cette étape, j’ai rencontré un problème majeur. J’étais incapable de me reconnecter en ssh pour faire le pont entre mon ordi Linux et le BBB. </text:span></text:p>
      <text:p text:style-name="P14"/>
      <text:p text:style-name="P17"><text:span text:style-name="T5">En allant dans Files de Linux, le BBB n’était pas visible.</text:span></text:p>
      <text:p text:style-name="P14"/>
      <text:p text:style-name="P17"><text:span text:style-name="T7">Solution : <text:s/>retirer cette ligne et trouver une autre méthode.</text:span></text:p>
      <text:p text:style-name="P15"/>
      <text:p text:style-name="P17"><text:span text:style-name="T7">Problème à envisager : d’une fois à l’autre le nom de la clé USB va changer. Quand je crée le montage entre la clé et le dossier, j’utilise un nom de clé ‘’spécifique’’ qui changera et rendra ce montage inutile.</text:span></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A"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3T17:30:47.357507947</meta:creation-date>
    <dc:date>2022-04-13T17:31:23.435215235</dc:date>
    <meta:editing-duration>PT36S</meta:editing-duration>
    <meta:editing-cycles>1</meta:editing-cycles>
    <meta:document-statistic meta:table-count="0" meta:image-count="0" meta:object-count="0" meta:page-count="2" meta:paragraph-count="41" meta:word-count="339" meta:character-count="2039" meta:non-whitespace-character-count="1578"/>
    <meta:generator>LibreOffice/7.2.5.2.0$Linux_X86_64 LibreOffice_project/20$Build-2</meta:generator>
  </office:meta>
</office:document-meta>
</file>